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2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Codellama 13b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2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2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2">
          <table:table-cell office:value-type="string">
            <text:p>correct samples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0050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0100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0150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0200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0250</text:p>
          </table:table-cell>
          <table:table-cell table:number-columns-repeated="6"/>
        </table:table-row>
      </table:table>
      <table:table table:name="Codellama 70b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51">
            <text:p>51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3325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4787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5575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6050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6375</text:p>
          </table:table-cell>
          <table:table-cell table:number-columns-repeated="6"/>
        </table:table-row>
      </table:table>
      <table:table table:name="Deepseek Coder v2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5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5550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6112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6312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6425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6500</text:p>
          </table:table-cell>
          <table:table-cell table:number-columns-repeated="6"/>
        </table:table-row>
      </table:table>
      <table:table table:name="Gemini 1.5 ChatBot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2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2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2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3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2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2">
          <table:table-cell office:value-type="string">
            <text:p>correct samples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2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2925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4037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4713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5175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5500</text:p>
          </table:table-cell>
          <table:table-cell table:number-columns-repeated="6"/>
        </table:table-row>
      </table:table>
      <table:table table:name="ChatGPT 4 Turbo API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49">
            <text:p>49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3350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4562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5275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5775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6125</text:p>
          </table:table-cell>
          <table:table-cell table:number-columns-repeated="6"/>
        </table:table-row>
      </table:table>
      <table:table table:name="Gemini1.5 Flash API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2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2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2">
          <table:table-cell office:value-type="string">
            <text:p>correct samples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2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0600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0663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0700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0725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0750</text:p>
          </table:table-cell>
          <table:table-cell table:number-columns-repeated="6"/>
        </table:table-row>
      </table:table>
      <table:table table:name="Llama3.1 600T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51">
            <text:p>51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4300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5375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5900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6200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6375</text:p>
          </table:table-cell>
          <table:table-cell table:number-columns-repeated="6"/>
        </table:table-row>
      </table:table>
      <table:table table:name="Llama3.1 1200T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7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51">
            <text:p>51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4450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5350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5813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6125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6375</text:p>
          </table:table-cell>
          <table:table-cell table:number-columns-repeated="6"/>
        </table:table-row>
      </table:table>
      <table:table table:name="Llama Claude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4625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5600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6050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6325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6500</text:p>
          </table:table-cell>
          <table:table-cell table:number-columns-repeated="6"/>
        </table:table-row>
      </table:table>
      <table:table table:name="Llama3.2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2625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3875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4650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5150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5500</text:p>
          </table:table-cell>
          <table:table-cell table:number-columns-repeated="6"/>
        </table:table-row>
      </table:table>
      <table:table table:name="Llama3.3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5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6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58">
            <text:p>58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6275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6825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7063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7175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7250</text:p>
          </table:table-cell>
          <table:table-cell table:number-columns-repeated="6"/>
        </table:table-row>
      </table:table>
      <table:table table:name="Mistral Small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32">
            <text:p>32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2200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2975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3450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3775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4000</text:p>
          </table:table-cell>
          <table:table-cell table:number-columns-repeated="6"/>
        </table:table-row>
      </table:table>
      <table:table table:name="Qwen Coder2.5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2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4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2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2">
          <table:table-cell office:value-type="string">
            <text:p>correct samples</text:p>
          </table:table-cell>
          <table:table-cell office:value-type="float" office:value="24">
            <text:p>24</text:p>
          </table:table-cell>
          <table:table-cell table:number-columns-repeated="6"/>
        </table:table-row>
        <table:table-row table:style-name="ro2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1975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2425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2675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2850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3000</text:p>
          </table:table-cell>
          <table:table-cell table:number-columns-repeated="6"/>
        </table:table-row>
      </table:table>
      <table:table table:name="Deepseek R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3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4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4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5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5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67">
            <text:p>67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7025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7800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8125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8300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8375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0">20.02.2025</text:date>, <text:time>14:59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5-02-01T22:16:54.53</meta:creation-date>
    <dc:date>2025-02-20T14:59:53.01</dc:date>
    <dc:creator>W. Pahl</dc:creator>
    <meta:editing-duration>PT13H43M33S</meta:editing-duration>
    <meta:editing-cycles>12</meta:editing-cycles>
    <meta:generator>OpenOffice/4.1.15$Win32 OpenOffice.org_project/4115m2$Build-9813</meta:generator>
    <meta:document-statistic meta:table-count="14" meta:cell-count="9296" meta:object-count="0"/>
  </office:meta>
</office:document-meta>
</file>